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parajita" svg:font-family="Aparajita" style:font-family-generic="roman" style:font-pitch="variable"/>
    <style:font-face style:name="Liberation Serif" svg:font-family="'Liberation Serif'" style:font-family-generic="roman" style:font-pitch="variable"/>
    <style:font-face style:name="Sanskrit 2003" svg:font-family="'Sanskrit 2003'" style:font-family-generic="roman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Aparajita1" svg:font-family="Aparajit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anskrit 20032" svg:font-family="'Sanskrit 2003'" style:font-family-generic="system" style:font-pitch="variable"/>
  </office:font-face-decls>
  <office:automatic-styles>
    <style:style style:name="Table1" style:family="table">
      <style:table-properties style:width="4.7618in" fo:margin-left="0.9535in" fo:margin-top="0in" fo:margin-bottom="0in" table:align="left" style:writing-mode="lr-tb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1.9715in"/>
    </style:style>
    <style:style style:name="Table1.C" style:family="table-column">
      <style:table-column-properties style:column-width="1.4063in"/>
    </style:style>
    <style:style style:name="Table1.1" style:family="table-row">
      <style:table-row-properties style:min-row-height="0.3174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3306in" fo:keep-together="auto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0421e2" officeooo:paragraph-rsid="000421e2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421e2"/>
    </style:style>
    <style:style style:name="P3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/>
      <style:text-properties officeooo:paragraph-rsid="00030b73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30b73"/>
    </style:style>
    <style:style style:name="P5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officeooo:paragraph-rsid="00076cc6"/>
    </style:style>
    <style:style style:name="P6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officeooo:paragraph-rsid="000a9343"/>
    </style:style>
    <style:style style:name="P7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officeooo:paragraph-rsid="000c83db"/>
    </style:style>
    <style:style style:name="P8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officeooo:paragraph-rsid="000df17a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9688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030b73"/>
    </style:style>
    <style:style style:name="P11" style:family="paragraph" style:parent-style-name="Standard" style:list-style-name="WWNum2">
      <style:paragraph-properties fo:margin-top="0in" fo:margin-bottom="0in" loext:contextual-spacing="false" fo:line-height="100%"/>
      <style:text-properties officeooo:paragraph-rsid="00076cc6"/>
    </style:style>
    <style:style style:name="P12" style:family="paragraph" style:parent-style-name="Standard" style:list-style-name="WWNum2">
      <style:paragraph-properties fo:margin-top="0in" fo:margin-bottom="0in" loext:contextual-spacing="false" fo:line-height="100%"/>
      <style:text-properties officeooo:paragraph-rsid="0009688a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30b73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09688a"/>
    </style:style>
    <style:style style:name="P15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/>
      <style:text-properties style:font-name="Sanskrit 20031" officeooo:rsid="0005f1de" officeooo:paragraph-rsid="0005f1de" style:font-name-complex="Sanskrit 20031"/>
    </style:style>
    <style:style style:name="P16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/>
      <style:text-properties style:font-name="Sanskrit 20031" officeooo:rsid="0005f1de" officeooo:paragraph-rsid="00076cc6" style:font-name-complex="Sanskrit 20031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officeooo:paragraph-rsid="00030b73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officeooo:paragraph-rsid="0009688a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officeooo:paragraph-rsid="00030b73"/>
    </style:style>
    <style:style style:name="T1" style:family="text">
      <style:text-properties fo:color="#000000" style:font-name="Sanskrit 2003" fo:font-size="14pt" fo:font-weight="bold" style:font-size-asian="14pt" style:font-weight-asian="bold" style:font-name-complex="Sanskrit 20032" style:font-size-complex="14pt" style:font-weight-complex="bold"/>
    </style:style>
    <style:style style:name="T2" style:family="text">
      <style:text-properties fo:color="#000000" style:font-name="Sanskrit 2003" fo:font-size="14pt" fo:font-weight="bold" officeooo:rsid="00030b73" style:font-size-asian="14pt" style:font-weight-asian="bold" style:font-name-complex="Sanskrit 20032" style:font-size-complex="14pt" style:font-weight-complex="bold"/>
    </style:style>
    <style:style style:name="T3" style:family="text">
      <style:text-properties fo:color="#000000" style:font-name="Sanskrit 2003" fo:font-size="14pt" fo:font-weight="bold" officeooo:rsid="000421e2" style:font-size-asian="14pt" style:font-weight-asian="bold" style:font-name-complex="Sanskrit 20032" style:font-size-complex="14pt" style:font-weight-complex="bold"/>
    </style:style>
    <style:style style:name="T4" style:family="text">
      <style:text-properties fo:color="#000000" style:font-name="Sanskrit 2003" fo:font-size="14pt" fo:font-weight="bold" officeooo:rsid="0005f1de" style:font-size-asian="14pt" style:font-weight-asian="bold" style:font-name-complex="Sanskrit 20032" style:font-size-complex="14pt" style:font-weight-complex="bold"/>
    </style:style>
    <style:style style:name="T5" style:family="text">
      <style:text-properties fo:color="#000000" style:font-name="Sanskrit 2003" fo:font-size="14pt" fo:font-weight="bold" officeooo:rsid="0009688a" style:font-size-asian="14pt" style:font-weight-asian="bold" style:font-name-complex="Sanskrit 20032" style:font-size-complex="14pt" style:font-weight-complex="bold"/>
    </style:style>
    <style:style style:name="T6" style:family="text">
      <style:text-properties fo:color="#000000" style:font-name="Sanskrit 2003" fo:font-size="14pt" style:font-size-asian="14pt" style:font-name-complex="Sanskrit 20032" style:font-size-complex="14pt"/>
    </style:style>
    <style:style style:name="T7" style:family="text">
      <style:text-properties fo:color="#000000" style:font-name="Sanskrit 2003" fo:font-size="14pt" officeooo:rsid="00030b73" style:font-size-asian="14pt" style:font-name-complex="Sanskrit 20032" style:font-size-complex="14pt"/>
    </style:style>
    <style:style style:name="T8" style:family="text">
      <style:text-properties fo:color="#000000" style:font-name="Sanskrit 2003" fo:font-size="14pt" officeooo:rsid="000421e2" style:font-size-asian="14pt" style:font-name-complex="Sanskrit 20032" style:font-size-complex="14pt"/>
    </style:style>
    <style:style style:name="T9" style:family="text">
      <style:text-properties fo:color="#000000" style:font-name="Sanskrit 2003" fo:font-size="14pt" officeooo:rsid="0005f1de" style:font-size-asian="14pt" style:font-name-complex="Sanskrit 20032" style:font-size-complex="14pt"/>
    </style:style>
    <style:style style:name="T10" style:family="text">
      <style:text-properties fo:color="#000000" style:font-name="Sanskrit 2003" fo:font-size="14pt" officeooo:rsid="00076cc6" style:font-size-asian="14pt" style:font-name-complex="Sanskrit 20032" style:font-size-complex="14pt"/>
    </style:style>
    <style:style style:name="T11" style:family="text">
      <style:text-properties fo:color="#000000" style:font-name="Sanskrit 2003" fo:font-size="14pt" officeooo:rsid="00087953" style:font-size-asian="14pt" style:font-name-complex="Sanskrit 20032" style:font-size-complex="14pt"/>
    </style:style>
    <style:style style:name="T12" style:family="text">
      <style:text-properties fo:color="#000000" style:font-name="Sanskrit 2003" fo:font-size="14pt" officeooo:rsid="0009688a" style:font-size-asian="14pt" style:font-name-complex="Sanskrit 20032" style:font-size-complex="14pt"/>
    </style:style>
    <style:style style:name="T13" style:family="text">
      <style:text-properties fo:color="#000000" style:font-name="Sanskrit 2003" fo:font-size="14pt" officeooo:rsid="0009be37" style:font-size-asian="14pt" style:font-name-complex="Sanskrit 20032" style:font-size-complex="14pt"/>
    </style:style>
    <style:style style:name="T14" style:family="text">
      <style:text-properties fo:color="#000000" style:font-name="Sanskrit 2003" fo:font-size="14pt" officeooo:rsid="000a9343" style:font-size-asian="14pt" style:font-name-complex="Sanskrit 20032" style:font-size-complex="14pt"/>
    </style:style>
    <style:style style:name="T15" style:family="text">
      <style:text-properties fo:color="#000000" style:font-name="Sanskrit 2003" fo:font-size="14pt" officeooo:rsid="000c83db" style:font-size-asian="14pt" style:font-name-complex="Sanskrit 20032" style:font-size-complex="14pt"/>
    </style:style>
    <style:style style:name="T16" style:family="text">
      <style:text-properties fo:color="#000000" style:font-name="Sanskrit 2003" fo:font-size="14pt" officeooo:rsid="000df17a" style:font-size-asian="14pt" style:font-name-complex="Sanskrit 20032" style:font-size-complex="14pt"/>
    </style:style>
    <style:style style:name="T17" style:family="text">
      <style:text-properties fo:color="#000000" style:font-name="Sanskrit 2003" fo:font-size="14pt" officeooo:rsid="000e3d81" style:font-size-asian="14pt" style:font-name-complex="Sanskrit 20032" style:font-size-complex="14pt"/>
    </style:style>
    <style:style style:name="T18" style:family="text">
      <style:text-properties fo:color="#000000" style:text-position="super 58%" style:font-name="Aparajita" fo:font-size="14pt" style:font-size-asian="14pt" style:font-name-complex="Aparajita1" style:font-size-complex="14pt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fo:font-size="14pt" officeooo:rsid="00076cc6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अथ तृतीयो</text:span><text:span text:style-name="T1">ऽध्यायः</text:span></text:p>
      <text:p text:style-name="P17"><text:span text:style-name="T2">सङ्गतिः</text:span><text:span text:style-name="T1"> –</text:span><text:span text:style-name="T6"> </text:span><text:span text:style-name="T7">अ</text:span><text:span text:style-name="T6">स्मिन् </text:span><text:span text:style-name="T7">अध्याये प्राच्यादीनां दिशां निर्णयोपायाः, नगरे गृहवाणिज्यसङ्कीर्णादीनां स्थानानि, <text:s/></text:span><text:span text:style-name="T8">गृहस्य परिमाणानुसारं मार्गस्य निर्माणम् , वास्तुदेवतानां नामानि, तासां स्थानानि, तथा वास्तुपुरुषस्य ऐतिह्यमित्येते विषयाः </text:span><text:span text:style-name="T7">प्रदर्शिताः ।</text:span><text:span text:style-name="T8"> तत्रादौ दिशः निर्णयार्थं गृहनिर्माणार्थं निर्दिष्टं स्थलं समीकरणयीयम् । तदनन्तरं शङ्कुसंज्ञकस्य काष्ठविकारस्य निर्माणं कुर्यात् इति अस्मिन् श्लोके उच्यते ।</text:span></text:p>
      <text:p text:style-name="P2"><text:span text:style-name="T3"/></text:p>
      <text:p text:style-name="P2"><text:span text:style-name="T3">यन्त्रेणावनतादिना च निपुणो यद्वाम्बुसम्पूरणेनोर्वीं चारु समीकरोत्वथ दृढं शङ्कुं करार्धायतम् ।</text:span></text:p>
      <text:p text:style-name="P1"><text:span text:style-name="T1">मूले द्व्यङ्गुलविस्तृतं क्रमवशादग्रे तदर्धोन्मितव्यासं वृत्ततरं सरोजमुकुलाकाराग्र</text:span><text:span text:style-name="T4">माकल्पयेत् </text:span><text:span text:style-name="T5">॥१॥</text:span></text:p>
      <text:p text:style-name="P1"><text:span text:style-name="T1"/></text:p>
      <text:p text:style-name="P9"><text:span text:style-name="T1">पदच्छेदः –</text:span><text:span text:style-name="T6"> </text:span><text:span text:style-name="T9">यन्त्रेण</text:span><text:span text:style-name="T6">, </text:span><text:span text:style-name="T9">अवनतादिना</text:span><text:span text:style-name="T6">, </text:span><text:span text:style-name="T9">च</text:span><text:span text:style-name="T6">, </text:span><text:span text:style-name="T9">निपुणः</text:span><text:span text:style-name="T6">, </text:span><text:span text:style-name="T9">यत् , वा, अम्बुसम्पूरणेन, उर्वीम् , चारु, समीकरोतु, अथ, दृढम् , शङ्कुम् , करार्धायुतम् , मूले, द्व्यङ्गुलविस्तृतम् , क्रमवशात् , अग्रे, तदर्धोन्मितव्यासम् , वृत्ततरम् , सरोजमुकुलाकाराग्रम् , आकल्पयेत् ।</text:span></text:p>
      <text:p text:style-name="P10"><text:span text:style-name="T1"/></text:p>
      <text:p text:style-name="P14"><text:span text:style-name="T1">सन्धिः –</text:span></text:p>
      <text:list xml:id="list1607738450" text:style-name="WWNum1">
        <text:list-item>
          <text:p text:style-name="P3"><text:span text:style-name="T9">यन्त्रेण</text:span><text:span text:style-name="T6"> + </text:span><text:span text:style-name="T9">अवनतादिना</text:span><text:span text:style-name="T6"> = </text:span><text:span text:style-name="T9">यन्त्रेणावनतादिना</text:span><text:span text:style-name="T6"> (</text:span><text:span text:style-name="T9">सवर्णदीर्घ</text:span><text:span text:style-name="T6">सन्धिः) ।</text:span></text:p>
        </text:list-item>
        <text:list-item>
          <text:p text:style-name="P16"><text:span text:style-name="T19">यत् + वा </text:span><text:span text:style-name="T20">= यद्वा (जश्त्वसन्धिः) । यद्वा + अम्बुसम्पूरणेन = </text:span><text:span text:style-name="T19">यद्वाम्बुसम्पूरणेन </text:span><text:span text:style-name="T6">(सवर्णदीर्घसन्धिः) </text:span><text:span text:style-name="T10">।</text:span><text:span text:style-name="T19"> <text:s/>यद्वाम्बुसम्पूरणेन + उर्वीम् = यद्वाम्बुसम्पूरणेनोर्वीम् (गुणसन्धिः) ।</text:span></text:p>
        </text:list-item>
        <text:list-item>
          <text:p text:style-name="P15"><text:span text:style-name="T19">समीकरोतु + अथ = समीकरोत्वथ (यण्सन्धिः) ।</text:span></text:p>
        </text:list-item>
        <text:list-item>
          <text:p text:style-name="P15"><text:span text:style-name="T19">क्रमवशात् + अग्रे = क्रमवशादग्रे (जश्त्वसन्धिः) ।</text:span></text:p>
        </text:list-item>
      </text:list>
      <text:p text:style-name="P10"><text:span text:style-name="T1">प्रतिपदविज्ञानम् –</text:span><text:span text:style-name="T6"> </text:span></text:p>
      <text:list xml:id="list3993840646" text:style-name="WWNum2">
        <text:list-item>
          <text:p text:style-name="P11"><text:span text:style-name="T9">अवनतादिना</text:span><text:span text:style-name="T6"> – <text:s/></text:span><text:span text:style-name="T12">अवनतम् आदि यस्य तत् = अवनतादि (बहुव्रीहिः) । तेन । अकार.नपुं.तृतीया.एक.। अवनतमिति भूमेः समीकरणार्थम् उपयुज्यमानः आयुधविशेषः ।</text:span></text:p>
        </text:list-item>
        <text:list-item>
          <text:p text:style-name="P12"><text:span text:style-name="T9">अम्बुसम्पूरणेन</text:span><text:span text:style-name="T6"> – </text:span><text:span text:style-name="T12">अम्बूनां सम्पूरणम् = अम्बुसम्पूरणम् (षष्ठीतत्पुरुषः) । तेन । अकार.नपुं.तृतीया.एक.। जलस्य संस्थापनेन इत्यर्थः ।</text:span></text:p>
        </text:list-item>
        <text:list-item>
          <text:p text:style-name="P11"><text:span text:style-name="T9">समीकरोतु</text:span><text:span text:style-name="T6"> – </text:span></text:p>
        </text:list-item>
        <text:list-item>
          <text:p text:style-name="P6"><text:soft-page-break/><text:span text:style-name="T9">करार्धायतम् – </text:span><text:span text:style-name="T13">करस्य अर्धम् = करार्धम् </text:span><text:span text:style-name="T12">(षष्ठीतत्पुरुषः) </text:span><text:span text:style-name="T13">। करार्धम् आयतं यस्य सः </text:span><text:span text:style-name="T14">= करार्धायतम् (बहुव्रीहिः) । तम् । </text:span><text:span text:style-name="T12">अकार.पुं.</text:span><text:span text:style-name="T14">द्वि</text:span><text:span text:style-name="T12">तीया.एक.।</text:span></text:p>
        </text:list-item>
        <text:list-item>
          <text:p text:style-name="P6"><text:span text:style-name="T9">द्व्यङ्गुलविस्तृतम् – </text:span><text:span text:style-name="T14">द्विसङ्ख्याकम् अङ्गुलम् = द्व्यङ्गुलम् (कर्मधारयः) । द्व्यङ्गुलं विस्तृतं यस्य सः = द्व्यङ्गुलविस्तृतः (बहुव्रीहिः) । तम् । </text:span><text:span text:style-name="T12">अकार.पुं.</text:span><text:span text:style-name="T14">द्वि</text:span><text:span text:style-name="T12">तीया.एक.। </text:span></text:p>
        </text:list-item>
        <text:list-item>
          <text:p text:style-name="P7"><text:span text:style-name="T9">तदर्धोन्मितव्यासम् – </text:span><text:span text:style-name="T15">तस्य अर्धम् = तदर्धम् </text:span><text:span text:style-name="T12">(षष्ठीतत्पुरुषः) </text:span><text:span text:style-name="T13">। </text:span><text:span text:style-name="T15">तदर्धेन उन्मितः = तदर्धोन्मितः </text:span><text:span text:style-name="T12">(</text:span><text:span text:style-name="T15">तृतीया</text:span><text:span text:style-name="T12">तत्पुरुषः) </text:span><text:span text:style-name="T13">। </text:span><text:span text:style-name="T15">तदर्धोन्मितः व्यासः यस्य सः = तदर्धोन्मितव्यासः </text:span><text:span text:style-name="T14">(बहुव्रीहिः) । तम् । </text:span><text:span text:style-name="T12">अकार.पुं.</text:span><text:span text:style-name="T14">द्वि</text:span><text:span text:style-name="T12">तीया.एक.। </text:span></text:p>
        </text:list-item>
        <text:list-item>
          <text:p text:style-name="P5"><text:span text:style-name="T9">वृत्ततरम् – </text:span></text:p>
        </text:list-item>
        <text:list-item>
          <text:p text:style-name="P8"><text:span text:style-name="T9">सरोजमुकुलाकाराग्रम् – </text:span><text:span text:style-name="T15">सरोजस्य मुकुलम् = सरोजमुकुलम् </text:span><text:span text:style-name="T12">(षष्ठीतत्पुरुषः) </text:span><text:span text:style-name="T13">। </text:span><text:span text:style-name="T15">सरोजमुकुलस्य आकारः </text:span><text:span text:style-name="T16">इव आकारः यस्य सः</text:span><text:span text:style-name="T15"> = सरोजमुकुलाकारः </text:span><text:span text:style-name="T12">(</text:span><text:span text:style-name="T16">बहुव्रीहिः</text:span><text:span text:style-name="T12">) </text:span><text:span text:style-name="T13">। </text:span><text:span text:style-name="T16">सरोजमुकुलाकारम् अग्रं यस्य सः = सरोजमुकुलाकाराग्रः </text:span><text:span text:style-name="T12">(</text:span><text:span text:style-name="T16">बहुव्रीहिः</text:span><text:span text:style-name="T12">) </text:span><text:span text:style-name="T13">। </text:span><text:span text:style-name="T16">तम् । </text:span><text:span text:style-name="T12">अकार.पुं.</text:span><text:span text:style-name="T14">द्वि</text:span><text:span text:style-name="T12">तीया.एक.।</text:span></text:p>
        </text:list-item>
        <text:list-item>
          <text:p text:style-name="P5"><text:span text:style-name="T9">आकल्पयेत् – </text:span><text:span text:style-name="T16">आङ्-उपसग्रपूर्वक</text:span><text:span text:style-name="T17">स्य कृपू(सामर्थ्ये)धातोः विधिलिङि प्रथमपुरुषैकवचनान्तं रूपम् ।</text:span></text:p>
        </text:list-item>
      </text:list>
      <text:p text:style-name="P13"><text:span text:style-name="T1"/></text:p>
      <text:p text:style-name="P13"><text:span text:style-name="T1">कृत्तद्धितान्तपरिचयः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1">पदम्</text:span></text:p>
          </table:table-cell>
          <table:table-cell table:style-name="Table1.A1" office:value-type="string">
            <text:p text:style-name="P13"><text:span text:style-name="T1">प्रकृतिः</text:span></text:p>
          </table:table-cell>
          <table:table-cell table:style-name="Table1.A1" office:value-type="string">
            <text:p text:style-name="P13"><text:span text:style-name="T1">प्रत्ययः</text:span></text:p>
          </table:table-cell>
        </table:table-row>
        <table:table-row table:style-name="Table1.2"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18"/></text:p>
          </table:table-cell>
        </table:table-row>
        <table:table-row table:style-name="Table1.2"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18"/></text:p>
          </table:table-cell>
        </table:table-row>
        <table:table-row table:style-name="Table1.2"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</table:table-row>
        <table:table-row table:style-name="Table1.2"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</table:table-row>
        <table:table-row table:style-name="Table1.2"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</table:table-row>
        <table:table-row table:style-name="Table1.2"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  <table:table-cell table:style-name="Table1.A1" office:value-type="string">
            <text:p text:style-name="P13"><text:span text:style-name="T6"/></text:p>
          </table:table-cell>
        </table:table-row>
      </table:table>
      <text:p text:style-name="P10"><text:span text:style-name="T6"><text:tab/><text:tab/>*एतच्चिह्नसहिताः तद्धितप्रत्ययाः भवन्ति ।</text:span></text:p>
      <text:p text:style-name="P4"><text:span text:style-name="T1"/></text:p>
      <text:p text:style-name="P9"><text:span text:style-name="T1">अन्वयः –</text:span><text:span text:style-name="T6"> </text:span><text:span text:style-name="T11">निपुणः यन्त्रेण अवनतादिना च यद्वा अम्बुसम्पूरणेन उर्वीम् चारु समीकरोतु । अथ करार्धायुतम् , मूले द्व्यङ्गुलविस्तृतं क्रमवशात् अग्रे तदर्धोन्मितव्यासं वृत्ततरं सरोजमुकुलाकाराग्रं दृढं शङ्कुम् आकल्पयेत् ।</text:span></text:p>
      <text:p text:style-name="P4"><text:span text:style-name="T1"/></text:p>
      <text:p text:style-name="P18"><text:soft-page-break/><text:span text:style-name="T1">भावार्थः –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parajita" svg:font-family="Aparajita" style:font-family-generic="roman" style:font-pitch="variable"/>
    <style:font-face style:name="Liberation Serif" svg:font-family="'Liberation Serif'" style:font-family-generic="roman" style:font-pitch="variable"/>
    <style:font-face style:name="Sanskrit 2003" svg:font-family="'Sanskrit 2003'" style:font-family-generic="roman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Aparajita1" svg:font-family="Aparajit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anskrit 20032" svg:font-family="'Sanskrit 200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1:47:31.043652937</meta:creation-date>
    <dc:date>2019-07-03T15:20:32.574737344</dc:date>
    <meta:editing-duration>PT2M23S</meta:editing-duration>
    <meta:editing-cycles>1</meta:editing-cycles>
    <meta:document-statistic meta:table-count="1" meta:image-count="0" meta:object-count="0" meta:page-count="3" meta:paragraph-count="27" meta:word-count="315" meta:character-count="1515" meta:non-whitespace-character-count="1214"/>
    <meta:generator>LibreOffice/6.0.7.3$Linux_X86_64 LibreOffice_project/00m0$Build-3</meta:generator>
  </office:meta>
</office:document-meta>
</file>